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44pt" fo:font-weight="bold" officeooo:rsid="001a2a9f" officeooo:paragraph-rsid="001a2a9f" style:font-size-asian="44pt" style:font-weight-asian="bold" style:font-size-complex="44pt" style:font-weight-complex="bold"/>
    </style:style>
    <style:style style:name="P2" style:family="paragraph" style:parent-style-name="Standard">
      <style:paragraph-properties fo:text-align="start" style:justify-single-word="false"/>
      <style:text-properties fo:color="#ce181e" fo:font-size="20pt" fo:font-weight="bold" officeooo:rsid="001a2a9f" officeooo:paragraph-rsid="001a2a9f"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4pt" fo:font-weight="bold" officeooo:rsid="001a2a9f" officeooo:paragraph-rsid="001a2a9f" style:font-size-asian="24pt" style:font-weight-asian="bold" style:font-size-complex="24pt" style:font-weight-complex="bold"/>
    </style:style>
    <style:style style:name="P4" style:family="paragraph" style:parent-style-name="Standard">
      <style:paragraph-properties fo:text-align="start" style:justify-single-word="false"/>
      <style:text-properties fo:color="#000000" fo:font-size="18pt" fo:font-weight="bold" officeooo:rsid="001a2a9f" officeooo:paragraph-rsid="001a2a9f" style:font-size-asian="15.75pt" style:font-weight-asian="bold" style:font-size-complex="18pt" style:font-weight-complex="bold"/>
    </style:style>
    <style:style style:name="P5" style:family="paragraph" style:parent-style-name="Standard">
      <style:paragraph-properties fo:text-align="start" style:justify-single-word="false"/>
      <style:text-properties fo:color="#000000" fo:font-size="18pt" fo:font-weight="normal" officeooo:rsid="001a2a9f" officeooo:paragraph-rsid="001a2a9f" style:font-size-asian="15.75pt" style:font-weight-asian="normal" style:font-size-complex="18pt" style:font-weight-complex="normal"/>
    </style:style>
    <style:style style:name="P6" style:family="paragraph" style:parent-style-name="Text_20_body">
      <style:paragraph-properties fo:text-align="start" style:justify-single-word="false"/>
      <style:text-properties fo:color="#000000" fo:font-size="18pt" fo:font-weight="normal" officeooo:rsid="001a2a9f" officeooo:paragraph-rsid="001a2a9f" style:font-size-asian="15.75pt" style:font-weight-asian="normal" style:font-size-complex="18pt" style:font-weight-complex="normal"/>
    </style:style>
    <style:style style:name="P7" style:family="paragraph" style:parent-style-name="Text_20_body">
      <style:paragraph-properties fo:text-align="start" style:justify-single-word="false"/>
      <style:text-properties fo:color="#000000" fo:font-size="14pt" fo:font-weight="normal" officeooo:rsid="001a2a9f" officeooo:paragraph-rsid="001a2a9f"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fo:color="#000000" fo:font-size="14pt" fo:font-weight="normal" officeooo:rsid="0020bbbc" officeooo:paragraph-rsid="0020bbbc" style:font-size-asian="12.25pt" style:font-weight-asian="normal" style:font-size-complex="14pt" style:font-weight-complex="normal"/>
    </style:style>
    <style:style style:name="P9" style:family="paragraph" style:parent-style-name="Text_20_body">
      <style:paragraph-properties fo:text-align="start" style:justify-single-word="false"/>
      <style:text-properties fo:color="#000000" fo:font-size="14pt" fo:font-weight="bold" officeooo:rsid="0020bbbc" officeooo:paragraph-rsid="0020bbbc" style:font-size-asian="12.25pt" style:font-weight-asian="bold" style:font-size-complex="14pt" style:font-weight-complex="bold"/>
    </style:style>
    <style:style style:name="P10" style:family="paragraph" style:parent-style-name="Heading_20_2">
      <style:paragraph-properties fo:text-align="start" style:justify-single-word="false"/>
      <style:text-properties fo:color="#000000" fo:font-size="18pt" fo:font-weight="normal" officeooo:rsid="001a2a9f" officeooo:paragraph-rsid="001a2a9f" style:font-size-asian="15.75pt" style:font-weight-asian="normal" style:font-size-complex="18pt" style:font-weight-complex="normal"/>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text-properties fo:color="#000000" fo:font-size="14pt" fo:font-weight="normal" officeooo:rsid="001a2a9f" style:font-size-asian="14pt" style:font-weight-asian="normal" style:font-size-complex="14pt" style:font-weight-complex="normal"/>
    </style:style>
    <style:style style:name="P13" style:family="paragraph" style:parent-style-name="Heading_20_3">
      <style:paragraph-properties fo:text-align="start" style:justify-single-word="false"/>
      <style:text-properties fo:color="#000000" fo:font-size="18pt" fo:font-weight="normal" officeooo:rsid="001a2a9f" officeooo:paragraph-rsid="001a2a9f" style:font-size-asian="15.75pt" style:font-weight-asian="normal" style:font-size-complex="18pt" style:font-weight-complex="normal"/>
    </style:style>
    <style:style style:name="P14" style:family="paragraph" style:parent-style-name="Preformatted_20_Text">
      <style:paragraph-properties fo:text-align="start" style:justify-single-word="false"/>
      <style:text-properties fo:color="#000000" fo:font-size="14pt" fo:font-weight="normal" officeooo:rsid="0020bbbc" officeooo:paragraph-rsid="0020bbbc" style:font-size-asian="12.25pt" style:font-weight-asian="normal" style:font-size-complex="14pt" style:font-weight-complex="normal"/>
    </style:style>
    <style:style style:name="P15" style:family="paragraph" style:parent-style-name="Preformatted_20_Text">
      <style:paragraph-properties fo:text-align="start" style:justify-single-word="false"/>
      <style:text-properties fo:color="#000000" fo:font-size="14pt" fo:font-weight="normal" officeooo:rsid="0020bbbc" officeooo:paragraph-rsid="0021effe" style:font-size-asian="12.25pt" style:font-weight-asian="normal" style:font-size-complex="14pt" style:font-weight-complex="normal"/>
    </style:style>
    <style:style style:name="P16" style:family="paragraph" style:parent-style-name="Preformatted_20_Text">
      <style:paragraph-properties fo:text-align="start" style:justify-single-word="false"/>
      <style:text-properties fo:color="#000000" fo:font-size="14pt" fo:font-weight="normal" officeooo:rsid="0021effe" officeooo:paragraph-rsid="0021effe" style:font-size-asian="12.25pt" style:font-weight-asian="normal" style:font-size-complex="14pt" style:font-weight-complex="normal"/>
    </style:style>
    <style:style style:name="P17" style:family="paragraph" style:parent-style-name="Preformatted_20_Text">
      <style:paragraph-properties fo:text-align="start" style:justify-single-word="false"/>
      <style:text-properties fo:color="#000000" fo:font-size="14pt" fo:font-weight="bold" officeooo:rsid="0021effe" officeooo:paragraph-rsid="0021effe" style:font-size-asian="12.25pt" style:font-weight-asian="bold" style:font-size-complex="14pt" style:font-weight-complex="bold"/>
    </style:style>
    <style:style style:name="P18" style:family="paragraph" style:parent-style-name="Preformatted_20_Text">
      <style:paragraph-properties fo:text-align="start" style:justify-single-word="false"/>
      <style:text-properties officeooo:paragraph-rsid="001a2a9f"/>
    </style:style>
    <style:style style:name="P19" style:family="paragraph" style:parent-style-name="Standard">
      <style:paragraph-properties fo:text-align="start" style:justify-single-word="false"/>
      <style:text-properties fo:color="#000000" fo:font-size="18pt" fo:font-weight="normal" officeooo:rsid="001a2a9f" officeooo:paragraph-rsid="001c0b1f" style:font-size-asian="15.75pt" style:font-weight-asian="normal" style:font-size-complex="18pt" style:font-weight-complex="normal"/>
    </style:style>
    <style:style style:name="P20" style:family="paragraph" style:parent-style-name="Text_20_body" style:list-style-name="L1"/>
    <style:style style:name="P21" style:family="paragraph" style:parent-style-name="Text_20_body">
      <style:paragraph-properties fo:text-align="start" style:justify-single-word="false"/>
      <style:text-properties fo:color="#000000" fo:font-size="18pt" fo:font-weight="normal" officeooo:rsid="001a2a9f" officeooo:paragraph-rsid="001a2a9f" style:font-size-asian="15.75pt" style:font-weight-asian="normal" style:font-size-complex="18pt" style:font-weight-complex="normal"/>
    </style:style>
    <style:style style:name="P22" style:family="paragraph" style:parent-style-name="Text_20_body">
      <style:paragraph-properties fo:text-align="start" style:justify-single-word="false"/>
      <style:text-properties fo:color="#000000" fo:font-size="18pt" fo:font-weight="normal" officeooo:rsid="002785dc" officeooo:paragraph-rsid="002785dc" style:font-size-asian="15.75pt" style:font-weight-asian="normal" style:font-size-complex="18pt" style:font-weight-complex="normal"/>
    </style:style>
    <style:style style:name="P23" style:family="paragraph" style:parent-style-name="Text_20_body">
      <style:paragraph-properties fo:text-align="start" style:justify-single-word="false"/>
      <style:text-properties fo:color="#000000" fo:font-size="12pt" fo:font-weight="normal" officeooo:rsid="001a2a9f" officeooo:paragraph-rsid="0022144d" style:font-size-asian="12pt" style:font-weight-asian="normal" style:font-size-complex="12pt" style:font-weight-complex="normal"/>
    </style:style>
    <style:style style:name="P24" style:family="paragraph" style:parent-style-name="Text_20_body">
      <style:paragraph-properties fo:text-align="start" style:justify-single-word="false"/>
      <style:text-properties fo:color="#000000" fo:font-size="12pt" fo:font-weight="normal" officeooo:rsid="0021effe" officeooo:paragraph-rsid="0021effe"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fo:color="#000000" fo:font-size="12pt" fo:font-weight="normal" officeooo:rsid="0020bbbc" officeooo:paragraph-rsid="0020bbbc" style:font-size-asian="12pt" style:font-weight-asian="normal" style:font-size-complex="12pt" style:font-weight-complex="normal"/>
    </style:style>
    <style:style style:name="P26" style:family="paragraph" style:parent-style-name="Text_20_body">
      <style:paragraph-properties fo:text-align="start" style:justify-single-word="false"/>
      <style:text-properties fo:color="#000000" fo:font-size="20pt" fo:font-weight="normal" officeooo:rsid="0028b7ef" officeooo:paragraph-rsid="0028b7ef" style:font-size-asian="17.5pt" style:font-weight-asian="normal" style:font-size-complex="20pt" style:font-weight-complex="normal"/>
    </style:style>
    <style:style style:name="P27" style:family="paragraph" style:parent-style-name="Text_20_body">
      <style:paragraph-properties fo:text-align="center" style:justify-single-word="false"/>
      <style:text-properties fo:color="#000000" fo:font-size="20pt" fo:font-weight="normal" officeooo:rsid="0028b7ef" officeooo:paragraph-rsid="0028b7ef" style:font-size-asian="17.5pt" style:font-weight-asian="normal" style:font-size-complex="20pt" style:font-weight-complex="normal"/>
    </style:style>
    <style:style style:name="P28" style:family="paragraph" style:parent-style-name="Text_20_body">
      <style:paragraph-properties fo:text-align="center" style:justify-single-word="false"/>
      <style:text-properties fo:color="#000000" fo:font-size="20pt" fo:font-weight="bold" officeooo:rsid="001a2a9f" officeooo:paragraph-rsid="001a2a9f"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color="#000000" fo:font-size="16pt" fo:font-weight="normal" officeooo:rsid="001a2a9f" officeooo:paragraph-rsid="001a2a9f" style:font-size-asian="16pt" style:font-weight-asian="normal" style:font-size-complex="16pt" style:font-weight-complex="normal"/>
    </style:style>
    <style:style style:name="P30" style:family="paragraph" style:parent-style-name="Text_20_body">
      <style:paragraph-properties fo:text-align="start" style:justify-single-word="false"/>
      <style:text-properties fo:color="#000000" fo:font-size="16pt" fo:font-weight="normal" officeooo:rsid="0021effe" officeooo:paragraph-rsid="0021effe" style:font-size-asian="16pt" style:font-weight-asian="normal" style:font-size-complex="16pt" style:font-weight-complex="normal"/>
    </style:style>
    <style:style style:name="P31" style:family="paragraph" style:parent-style-name="Text_20_body">
      <style:text-properties officeooo:paragraph-rsid="0023fc83"/>
    </style:style>
    <style:style style:name="P32" style:family="paragraph" style:parent-style-name="Text_20_body">
      <style:paragraph-properties fo:text-align="center" style:justify-single-word="false"/>
      <style:text-properties fo:font-size="20pt" fo:font-weight="bold" officeooo:paragraph-rsid="0023fc83" style:font-size-asian="20pt" style:font-weight-asian="bold" style:font-size-complex="20pt" style:font-weight-complex="bold"/>
    </style:style>
    <style:style style:name="P33" style:family="paragraph" style:parent-style-name="Text_20_body">
      <style:text-properties fo:font-size="14pt" style:font-size-asian="14pt" style:font-size-complex="14pt"/>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officeooo:paragraph-rsid="002a6936"/>
    </style:style>
    <style:style style:name="P36" style:family="paragraph" style:parent-style-name="Heading_20_3">
      <style:paragraph-properties fo:text-align="start" style:justify-single-word="false"/>
      <style:text-properties fo:color="#000000" fo:font-size="14pt" fo:font-weight="normal" officeooo:rsid="001a2a9f" officeooo:paragraph-rsid="001a2a9f" style:font-size-asian="14pt" style:font-weight-asian="normal" style:font-size-complex="14pt" style:font-weight-complex="normal"/>
    </style:style>
    <style:style style:name="P37" style:family="paragraph" style:parent-style-name="Heading_20_3">
      <style:paragraph-properties fo:text-align="center" style:justify-single-word="false"/>
      <style:text-properties fo:color="#000000" fo:font-size="18pt" fo:font-weight="bold" officeooo:rsid="001a2a9f" officeooo:paragraph-rsid="001a2a9f" style:font-size-asian="15.75pt" style:font-weight-asian="bold" style:font-size-complex="18pt" style:font-weight-complex="bold"/>
    </style:style>
    <style:style style:name="P38" style:family="paragraph" style:parent-style-name="Heading_20_3">
      <style:paragraph-properties fo:text-align="start" style:justify-single-word="false"/>
      <style:text-properties fo:color="#000000" fo:font-size="16pt" fo:font-weight="normal" officeooo:rsid="001a2a9f" officeooo:paragraph-rsid="001a2a9f" style:font-size-asian="16pt" style:font-weight-asian="normal" style:font-size-complex="16pt" style:font-weight-complex="normal"/>
    </style:style>
    <style:style style:name="P39" style:family="paragraph" style:parent-style-name="Heading_20_3">
      <style:paragraph-properties fo:text-align="start" style:justify-single-word="false"/>
      <style:text-properties fo:color="#000000" fo:font-size="16pt" fo:font-weight="normal" officeooo:rsid="0021effe" officeooo:paragraph-rsid="0021effe" style:font-size-asian="16pt" style:font-weight-asian="normal" style:font-size-complex="16pt" style:font-weight-complex="normal"/>
    </style:style>
    <style:style style:name="P40" style:family="paragraph" style:parent-style-name="Heading_20_3">
      <style:paragraph-properties fo:text-align="start" style:justify-single-word="false"/>
      <style:text-properties fo:color="#000000" fo:font-size="16pt" fo:font-weight="normal" officeooo:rsid="0020bbbc" officeooo:paragraph-rsid="0020bbbc" style:font-size-asian="16pt" style:font-weight-asian="normal" style:font-size-complex="16pt" style:font-weight-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ize="16pt" fo:font-weight="normal" style:font-size-asian="16pt" style:font-weight-asian="normal" style:font-size-complex="16pt" style:font-weight-complex="normal"/>
    </style:style>
    <style:style style:name="P43" style:family="paragraph" style:parent-style-name="Preformatted_20_Text">
      <style:paragraph-properties fo:text-align="start" style:justify-single-word="false"/>
      <style:text-properties fo:color="#000000" fo:font-size="14pt" fo:font-weight="bold" officeooo:rsid="0021effe" officeooo:paragraph-rsid="0021effe" style:font-size-asian="12.25pt" style:font-weight-asian="bold" style:font-size-complex="14pt" style:font-weight-complex="bold"/>
    </style:style>
    <style:style style:name="P44" style:family="paragraph" style:parent-style-name="Preformatted_20_Text">
      <style:paragraph-properties fo:text-align="start" style:justify-single-word="false"/>
      <style:text-properties fo:color="#000000" fo:font-size="14pt" fo:font-weight="normal" officeooo:rsid="0020bbbc" officeooo:paragraph-rsid="0020bbbc" style:font-size-asian="12.25pt" style:font-weight-asian="normal" style:font-size-complex="14pt" style:font-weight-complex="normal"/>
    </style:style>
    <style:style style:name="P45" style:family="paragraph" style:parent-style-name="Preformatted_20_Text">
      <style:text-properties officeooo:paragraph-rsid="002785dc"/>
    </style:style>
    <style:style style:name="P46" style:family="paragraph" style:parent-style-name="Preformatted_20_Text">
      <style:paragraph-properties fo:margin-top="0cm" fo:margin-bottom="0.499cm" loext:contextual-spacing="false"/>
    </style:style>
    <style:style style:name="P47" style:family="paragraph" style:parent-style-name="Heading_20_2">
      <style:paragraph-properties fo:margin-top="0cm" fo:margin-bottom="0.499cm" loext:contextual-spacing="false"/>
      <style:text-properties fo:color="#000000" fo:font-size="16pt" fo:font-weight="normal" officeooo:rsid="001a2a9f" style:font-size-asian="16pt" style:font-weight-asian="normal" style:font-size-complex="16pt" style:font-weight-complex="normal"/>
    </style:style>
    <style:style style:name="P48" style:family="paragraph" style:parent-style-name="Heading_20_2">
      <style:paragraph-properties fo:text-align="start" style:justify-single-word="false"/>
      <style:text-properties fo:color="#000000" fo:font-size="16pt" fo:font-weight="normal" officeooo:rsid="0028b7ef" officeooo:paragraph-rsid="0028b7ef" style:font-size-asian="14pt" style:font-weight-asian="normal" style:font-size-complex="16pt" style:font-weight-complex="normal"/>
    </style:style>
    <style:style style:name="P49" style:family="paragraph" style:parent-style-name="Heading_20_2">
      <style:text-properties fo:font-size="16pt" fo:font-weight="normal" style:font-size-asian="16pt" style:font-weight-asian="normal" style:font-size-complex="16pt" style:font-weight-complex="normal"/>
    </style:style>
    <style:style style:name="T1" style:family="text">
      <style:text-properties officeooo:rsid="001ef6a9"/>
    </style:style>
    <style:style style:name="T2" style:family="text">
      <style:text-properties officeooo:rsid="001f3f4b"/>
    </style:style>
    <style:style style:name="T3" style:family="text">
      <style:text-properties fo:color="#000000" style:font-name="LKLUG" fo:font-size="12pt" fo:font-weight="normal" officeooo:rsid="001a2a9f" style:font-size-asian="12pt" style:font-weight-asian="normal" style:font-size-complex="12pt" style:font-weight-complex="normal"/>
    </style:style>
    <style:style style:name="T4" style:family="text">
      <style:text-properties fo:font-weight="bold" officeooo:rsid="0021effe" style:font-weight-asian="bold" style:font-weight-complex="bold"/>
    </style:style>
    <style:style style:name="T5" style:family="text">
      <style:text-properties fo:font-weight="normal" style:font-weight-asian="normal" style:font-weight-complex="normal"/>
    </style:style>
    <style:style style:name="T6" style:family="text">
      <style:text-properties fo:font-size="16pt" style:font-size-asian="16pt" style:font-size-complex="16pt"/>
    </style:style>
    <style:style style:name="T7" style:family="text">
      <style:text-properties fo:font-size="16pt" officeooo:rsid="002785dc" style:font-size-asian="16pt" style:font-size-complex="16pt"/>
    </style:style>
    <style:style style:name="T8" style:family="text">
      <style:text-properties fo:font-size="16pt" officeooo:rsid="0021effe" style:font-size-asian="16pt" style:font-size-complex="16pt"/>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fo:font-size="16pt" fo:font-weight="normal" style:font-size-asian="14pt" style:font-weight-asian="normal" style:font-size-complex="16pt" style:font-weight-complex="normal"/>
    </style:style>
    <style:style style:name="T11" style:family="text">
      <style:text-properties fo:font-size="16pt" fo:font-weight="normal" officeooo:rsid="0025e201" style:font-size-asian="14pt" style:font-weight-asian="normal" style:font-size-complex="16pt"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style:font-name="LKLUG" fo:font-size="12pt" style:font-size-asian="12pt" style:font-size-complex="12pt"/>
    </style:style>
    <style:style style:name="T14" style:family="text">
      <style:text-properties style:font-name="LKLUG" fo:font-size="12pt" officeooo:rsid="0020840f" style:font-size-asian="12pt" style:font-size-complex="12pt"/>
    </style:style>
    <style:style style:name="T15" style:family="text">
      <style:text-properties style:font-name="LKLUG" fo:font-size="12pt" fo:font-weight="normal" style:font-size-asian="12pt" style:font-weight-asian="normal" style:font-size-complex="12pt" style:font-weight-complex="normal"/>
    </style:style>
    <style:style style:name="T16" style:family="text">
      <style:text-properties style:font-name="LKLUG" fo:font-size="12pt" fo:font-weight="normal" officeooo:rsid="0028b7ef"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officeooo:rsid="0025e201"/>
    </style:style>
    <style:style style:name="T20" style:family="text">
      <style:text-properties officeooo:rsid="0028b7ef"/>
    </style:style>
    <style:style style:name="T21" style:family="text">
      <style:text-properties officeooo:rsid="002a693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 Week-2</text:p>
      <text:p text:style-name="P2"/>
      <text:p text:style-name="P2"/>
      <text:p text:style-name="P3">Topics Covered Are</text:p>
      <text:p text:style-name="P4"/>
      <text:p text:style-name="P5">1. <text:span text:style-name="T1">Introduction to DNS </text:span></text:p>
      <text:p text:style-name="P5">2. Record Types</text:p>
      <text:p text:style-name="P5">3. Zone</text:p>
      <text:p text:style-name="P5"><text:span text:style-name="T2">4</text:span>. BIND</text:p>
      <text:p text:style-name="P5"><text:span text:style-name="T2">5</text:span>. <text:span text:style-name="T20">Introduction to Databas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
      <text:p text:style-name="P5"/>
      <text:p text:style-name="P5"/>
      <text:p text:style-name="P5"/>
      <text:h text:style-name="P37" text:outline-level="3"><text:bookmark text:name="domain-name-system"/><text:soft-page-break/>Domain Name System</text:h>
      <text:p text:style-name="P33">The domain name system, more commonly known as "DNS" is the networking system in place that allows us to resolve human-friendly names to unique addresses.</text:p>
      <text:h text:style-name="P41" text:outline-level="3"><text:bookmark text:name="domain-name"/><text:span text:style-name="T6">Domain Name</text:span></text:h>
      <text:p text:style-name="Text_20_body">A domain name is the human-friendly name that we are used to associating with an internet resource. For instance, "google.com" is a domain name.</text:p>
      <text:h text:style-name="P36" text:outline-level="3"><text:bookmark text:name="ip-address"/><text:span text:style-name="T6">IP Address</text:span></text:h>
      <text:p text:style-name="Text_20_body">An IP address is what we call a network addressable location. Each IP address must be unique within its network.</text:p>
      <text:p text:style-name="Text_20_body">IPv4, the most common form of addresses, are written as four sets of numbers, each set having up to three digits, with each set separated by a dot. For example, "111.222.111.222" could be a valid IPv4 IP address. With DNS, we map a name to that address so that you do not have to remember a complicated set of numbers for each place you wish to visit on a network.</text:p>
      <text:h text:style-name="P38" text:outline-level="3">Top-Level Domain</text:h>
      <text:p text:style-name="Text_20_body">A top-level domain, or TLD, is the most general part of the domain. The top-level domain is the furthest portion to the right (as separated by a dot). Common top-level domains are "com", "net", "org", "gov", "edu", and "io".</text:p>
      <text:p text:style-name="Text_20_body">Top-level domains are at the top of the hierarchy in terms of domain names. Certain parties are given management control over top-level domains by ICANN </text:p>
      <text:h text:style-name="P38" text:outline-level="3"><text:bookmark text:name="hosts"/>Hosts</text:h>
      <text:p text:style-name="Text_20_body">Within a domain, the domain owner can define individual hosts, which refer to separate computers or services accessible through a domain.</text:p>
      <text:h text:style-name="P38" text:outline-level="3"><text:bookmark text:name="subdomain"/>SubDomain</text:h>
      <text:p text:style-name="Text_20_body">A subject related to hosts are subdomains.</text:p>
      <text:p text:style-name="Text_20_body">DNS works in a hierarchy. TLDs can have many domains under them. For instance, the "com" TLD has both "google.com" and "ubuntu.com" underneath it. A "subdomain" refers to any domain that is part of a larger domain. In this case, "ubuntu.com" can be said to be a subdomain of "com". This is typically just called the domain or the "ubuntu" portion is called a SLD, which means second level domain.</text:p>
      <text:h text:style-name="P38" text:outline-level="3"><text:bookmark text:name="fully-qualified-domain-name"/>Fully Qualified Domain Name</text:h>
      <text:p text:style-name="Text_20_body">A fully qualified domain name, often called FQDN, is what we call an absolute domain name. A FQDN is an absolute name that specifies its location in relation to the absolute root of the domain name system.</text:p>
      <text:p text:style-name="Text_20_body">This means that it specifies each parent domain including the TLD. A proper FQDN ends with a dot, indicating the root of the DNS hierarchy.</text:p>
      <text:p text:style-name="P5"/>
      <text:h text:style-name="P38" text:outline-level="3"><text:bookmark text:name="name-server"/><text:soft-page-break/>Name Server</text:h>
      <text:p text:style-name="Text_20_body">A name server is a computer designated to translate domain names into IP addresses. These servers do most of the work in the DNS system. </text:p>
      <text:p text:style-name="Text_20_body">Name servers can be "authoritative", meaning that they give answers to queries about domains under their control. Otherwise, they may point to other servers.</text:p>
      <text:h text:style-name="P38" text:outline-level="3"><text:bookmark text:name="root-servers"/>Root Servers</text:h>
      <text:p text:style-name="Text_20_body">As we said above, DNS is, at its core, a hierarchical system. At the top of this system is what are known as "root servers". These servers are controlled by various organizations and are delegated authority by ICANN (Internet Corporation for Assigned Names and Numbers).</text:p>
      <text:p text:style-name="P31">There are currently 13 root servers in operation. However, as there are an incredible number of names to resolve every minute, each of these servers is actually mirrored. The interesting thing about this set up is that each of the mirrors for a single root server share the same IP address. When requests are made for a certain root server, the request will be routed to the nearest mirror of that root server.</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1"><text:span text:style-name="T9"/></text:p>
      <text:p text:style-name="P32"><text:soft-page-break/>Records</text:p>
      <text:p text:style-name="P23">Within a zone file, records are kept. In its simplest form, a record is basically a single mapping between a resource and a name. These can map a domain name to an IP address, define the name servers for the domain, define the mail servers for the domain, etc.</text:p>
      <text:h text:style-name="P10" text:outline-level="2"><text:bookmark text:name="record-types"/>Record Types</text:h>
      <text:p text:style-name="P34">Within the zone file, we can have many different record types. We will go over some of the more common (or mandatory types) here.</text:p>
      <text:h text:style-name="P42" text:outline-level="3"><text:bookmark text:name="soa-records"/>SOA Records</text:h>
      <text:p text:style-name="Text_20_body">The Start of Authority, or SOA, record is a mandatory record in all zone files. It must be the first real record in a file (although $ORIGIN or $TTL specifications may appear above). It is also one of the most complex to understand.</text:p>
      <text:p text:style-name="Preformatted_20_Text">domain.com. <text:s/>IN SOA ns1.domain.com. </text:p>
      <text:p text:style-name="Preformatted_20_Text">admin.domain.com. ( <text:s text:c="24"/>12083 <text:s text:c="2"/>; serial number</text:p>
      <text:p text:style-name="Preformatted_20_Text"><text:s text:c="44"/>3h <text:s text:c="5"/>; refresh interval</text:p>
      <text:p text:style-name="Preformatted_20_Text"><text:s text:c="44"/>30m <text:s text:c="4"/>; retry interval</text:p>
      <text:p text:style-name="Preformatted_20_Text"><text:s text:c="44"/>3w <text:s text:c="5"/>; expiry period</text:p>
      <text:p text:style-name="Preformatted_20_Text"><text:s text:c="44"/>1h <text:s text:c="5"/>; negative TTL</text:p>
      <text:p text:style-name="Preformatted_20_Text">)</text:p>
      <text:p text:style-name="Text_20_body">Let's explain what each part is for:</text:p>
      <text:list xml:id="list3975321062" text:style-name="L1">
        <text:list-item>
          <text:p text:style-name="P20"><text:span text:style-name="Strong_20_Emphasis">domain.com.</text:span>: This is the root of the zone. This specifies that the zone file is for the <text:span text:style-name="Source_20_Text">domain.com.</text:span> domain. Often, you'll see this replaced with <text:span text:style-name="Source_20_Text">@</text:span>, which is just a placeholder that substitutes the contents of the <text:span text:style-name="Source_20_Text">$ORIGIN</text:span> variable we learned about above.</text:p>
        </text:list-item>
        <text:list-item>
          <text:p text:style-name="P20"><text:span text:style-name="Strong_20_Emphasis">IN SOA</text:span>: The "IN" portion means internet (and will be present in many records). The SOA is the indicator that this is a Start of Authority record.</text:p>
        </text:list-item>
        <text:list-item>
          <text:p text:style-name="P20"><text:span text:style-name="Strong_20_Emphasis">ns1.domain.com.</text:span>: This defines the primary master name server for this domain. Name servers can either be master or slaves, and if dynamic DNS is configured one server needs to be a "primary master", which goes here. If you haven't configured dynamic DNS, then this is just one of your master name servers.</text:p>
        </text:list-item>
        <text:list-item>
          <text:p text:style-name="P20"><text:span text:style-name="Strong_20_Emphasis">admin.domain.com.</text:span>: This is the email address of the administrator for this zone. The "@" is replaced with a dot in the email address. If the name portion of the email address normally has a dot in it, this is replace with a "\" in this part (<text:a xlink:type="simple" xlink:href="mailto:your.name@domain.com" text:style-name="Internet_20_link" text:visited-style-name="Visited_20_Internet_20_Link">your.name@domain.com</text:a> becomes your\name.domain.com).</text:p>
        </text:list-item>
        <text:list-item>
          <text:p text:style-name="P20"><text:span text:style-name="Strong_20_Emphasis">12083</text:span>: This is the serial number for the zone file. Every time you edit a zone file, you must increment this number for the zone file to propagate correctly. Slave servers will check if the master server's serial number for a zone is larger than the one they have on their system. If it is, it requests the new zone file, if not, it continues serving the original file.</text:p>
        </text:list-item>
        <text:list-item>
          <text:p text:style-name="P20"><text:span text:style-name="Strong_20_Emphasis">3h</text:span>: This is the refresh interval for the zone. This is the amount of time that the slave will wait before polling the master for zone file changes.</text:p>
        </text:list-item>
        <text:list-item>
          <text:p text:style-name="P20"><text:span text:style-name="Strong_20_Emphasis">30m</text:span>: This is the retry interval for this zone. If the slave cannot connect to the master when the refresh period is up, it will wait this amount of time and retry to poll the master.</text:p>
        </text:list-item>
        <text:list-item>
          <text:p text:style-name="P20"><text:span text:style-name="Strong_20_Emphasis">3w</text:span>: This is the expiry period. If a slave name server has not been able to contact the master for this amount of time, it no longer returns responses as an authoritative source for this zone.</text:p>
        </text:list-item>
        <text:list-item>
          <text:p text:style-name="P20"><text:soft-page-break/><text:span text:style-name="Strong_20_Emphasis">1h</text:span>: This is the amount of time that the name server will cache a name error if it cannot find the requested name in this file.</text:p>
        </text:list-item>
      </text:list>
      <text:p text:style-name="P6"/>
      <text:h text:style-name="P38" text:outline-level="3"><text:bookmark text:name="a-and-aaaa-records"/>A and AAAA Records</text:h>
      <text:p text:style-name="Text_20_body">Both of these records map a host to an IP address. The "A" record is used to map a host to an IPv4 IP address, while "AAAA" records are used to map a host to an IPv6 address.</text:p>
      <text:p text:style-name="Text_20_body">The general format of these records is this:</text:p>
      <text:p text:style-name="Preformatted_20_Text">host <text:s text:c="4"/>IN <text:s text:c="5"/>A <text:s text:c="6"/>IPv4_address</text:p>
      <text:p text:style-name="P11">host <text:s text:c="4"/>IN <text:s text:c="5"/>AAAA <text:s text:c="3"/>IPv6_address</text:p>
      <text:p text:style-name="Text_20_body">So since our SOA record called out a primary master server at "ns1.domain.com", we would have to map this to an address to an IP address since "ns1.domain.com" is within the "domain.com" zone that this file is defining.</text:p>
      <text:p text:style-name="Text_20_body">The record could look something like this:</text:p>
      <text:p text:style-name="P11"><text:span text:style-name="Source_20_Text">ns1 <text:s text:c="4"/>IN <text:s/>A <text:s text:c="6"/>111.222.111.222</text:span></text:p>
      <text:h text:style-name="P38" text:outline-level="3"><text:bookmark text:name="mx-records"/>MX Records</text:h>
      <text:p text:style-name="Text_20_body">MX records are used to define the mail exchanges that are used for the domain. This helps email messages arrive at your mail server correctly.</text:p>
      <text:p text:style-name="Text_20_body">Unlike many other record types, mail records generally don't map a host to something, because they apply to the entire zone. As such, they usually look like this:</text:p>
      <text:p text:style-name="P11"><text:span text:style-name="Source_20_Text"><text:s text:c="8"/>IN <text:s/>MX <text:s/>10 <text:s text:c="2"/>mail.domain.com.</text:span></text:p>
      <text:h text:style-name="P38" text:outline-level="3"><text:bookmark text:name="cname-records"/>CNAME Records</text:h>
      <text:p text:style-name="Text_20_body">CNAME records define an alias for canonical name for your server (one defined by an A or AAAA record).</text:p>
      <text:p text:style-name="Text_20_body">For instance, we could have an A name record defining the "server1" host and then use the "www" as an alias for this host:</text:p>
      <text:p text:style-name="Preformatted_20_Text"><text:span text:style-name="Source_20_Text">server1 <text:s text:c="4"/>IN <text:s/>A <text:s text:c="6"/>111.111.111.111</text:span></text:p>
      <text:p text:style-name="P11"><text:span text:style-name="Source_20_Text">www <text:s text:c="8"/>IN <text:s/>CNAME <text:s text:c="2"/>server1</text:span></text:p>
      <text:h text:style-name="P13" text:outline-level="3"/>
      <text:h text:style-name="P13" text:outline-level="3"><text:bookmark text:name="ns-records"/>NS Records</text:h>
      <text:p text:style-name="Text_20_body">This record type defines the name servers that are used for this zone.</text:p>
      <text:p text:style-name="Text_20_body">You may be wondering, "if the zone file resides on the name server, why does it need to reference itself?". Part of what makes DNS so successful is its multiple levels of caching. One reason for defining name servers within the zone file is that the zone file may be actually being served from a cached copy on another name server. There are other reasons for needing the name servers defined on the name server itself, but we won't go into that here.</text:p>
      <text:p text:style-name="Text_20_body">Like the MX records, these are zone-wide parameters, so they do not take hosts either. In general, they look like this:</text:p>
      <text:p text:style-name="Preformatted_20_Text"><text:soft-page-break/><text:span text:style-name="Source_20_Text"><text:s text:c="8"/>IN <text:s/>NS <text:s text:c="4"/>ns1.domain.com.</text:span></text:p>
      <text:p text:style-name="P11"><text:span text:style-name="Source_20_Text"><text:s text:c="8"/>IN <text:s/>NS <text:s text:c="4"/>ns2.domain.com.</text:span></text:p>
      <text:p text:style-name="P6"/>
      <text:h text:style-name="P38" text:outline-level="3"><text:bookmark text:name="ptr-records"/>PTR Records</text:h>
      <text:p text:style-name="Text_20_body">The PTR records are used define a name associated with an IP address. PTR records are the inverse of an A or AAAA record. PTR records are unique in that they begin at the <text:span text:style-name="Source_20_Text">.arpa</text:span> root and are delegated to the owners of the IP addresses. The Regional Internet Registries (RIRs) manage the IP address delegation to organization and service providers. The Regional Internet Registries include APNIC, ARIN, RIPE NCC, LACNIC, and AFRINIC.</text:p>
      <text:p text:style-name="Text_20_body">Here is an example of a PTR record for 111.222.333.444 would look like:</text:p>
      <text:p text:style-name="P11"><text:span text:style-name="Source_20_Text">444.333.222.111.in-addr.arpa. <text:s text:c="2"/>33692 <text:s text:c="2"/>IN <text:s/>PTR host.example.com.</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text:soft-page-break/>Configuring BIND DNS Server</text:p>
      <text:p text:style-name="P7">BIND is open source software that enables you to publish your Domain Name System (DNS) information on the Internet, and to resolve DNS queries for your users.  The name BIND stands for “Berkeley Internet Name Domain”</text:p>
      <text:p text:style-name="P7"/>
      <text:p text:style-name="P29">Installing BIND</text:p>
      <text:p text:style-name="P18"><text:span text:style-name="Source_20_Text"><text:span text:style-name="T3">apt-get update</text:span></text:span></text:p>
      <text:p text:style-name="P11"><text:span text:style-name="Source_20_Text"><text:span text:style-name="T13">sudo apt-get install bind9 bind9utils bind9-doc</text:span></text:span></text:p>
      <text:p text:style-name="P11"><text:span text:style-name="Source_20_Text"><text:span text:style-name="T13"/></text:span></text:p>
      <text:h text:style-name="P47" text:outline-level="2"><text:bookmark text:name="configuring-the-primary-dns-server"/>Configuring the Primary DNS Server</text:h>
      <text:p text:style-name="P12"><text:span text:style-name="Source_20_Text"><text:span text:style-name="T13">sudo vim /</text:span></text:span><text:span text:style-name="Source_20_Text"><text:span text:style-name="T14">et</text:span></text:span><text:span text:style-name="Source_20_Text"><text:span text:style-name="T13">c/bind/named.conf.options</text:span></text:span></text:p>
      <text:p text:style-name="P6"><text:span text:style-name="T17">create a </text:span><text:span text:style-name="Emphasis"><text:span text:style-name="T17">new</text:span></text:span><text:span text:style-name="T17"> ACL (access control list) block called "trusted". This is where we will define a list of clients that we will allow recursive DNS queries from.</text:span></text:p>
      <text:p text:style-name="P22"><text:span text:style-name="T17">options {</text:span></text:p>
      <text:p text:style-name="P25">recursion yes;</text:p>
      <text:p text:style-name="P25">allow recursion { trusted };</text:p>
      <text:p text:style-name="P25">listen-on { 10.111.44.44; };</text:p>
      <text:p text:style-name="P25">allow-transfer { none; };</text:p>
      <text:p text:style-name="P25">forwarders {</text:p>
      <text:p text:style-name="P25"><text:tab/>8.8.8.8;</text:p>
      <text:p text:style-name="P25">};</text:p>
      <text:p text:style-name="P8"/>
      <text:h text:style-name="P40" text:outline-level="3"><text:bookmark text:name="configuring-the-local-file"/>Configuring the Local File</text:h>
      <text:p text:style-name="P11"><text:span text:style-name="Source_20_Text">sudo nano /etc/bind/named.conf.local</text:span></text:p>
      <text:p text:style-name="P25">the file should be empty. Here, we will specify our forward and reverse zones. </text:p>
      <text:p text:style-name="P14"><text:span text:style-name="Source_20_Text"><text:span text:style-name="T17">zone "nyc3.example.com" {</text:span></text:span></text:p>
      <text:p text:style-name="Preformatted_20_Text"><text:span text:style-name="Source_20_Text"><text:span text:style-name="T17"><text:s text:c="4"/>type master;</text:span></text:span></text:p>
      <text:p text:style-name="Preformatted_20_Text"><text:span text:style-name="Source_20_Text"><text:span text:style-name="T17"><text:s text:c="4"/>file "/etc/bind/zones/db.nyc3.example.com"; </text:span></text:span></text:p>
      <text:p text:style-name="P45"><text:span text:style-name="Source_20_Text"><text:span text:style-name="T17"><text:s text:c="4"/>allow-transfer { 10.128.20.12; }; <text:s text:c="10"/></text:span></text:span></text:p>
      <text:p text:style-name="P45"><text:span text:style-name="Source_20_Text"><text:span text:style-name="T17">};</text:span></text:span></text:p>
      <text:p text:style-name="P14"><text:span text:style-name="Source_20_Text"><text:span text:style-name="T17">zone "128.10.in-addr.arpa" {</text:span></text:span></text:p>
      <text:p text:style-name="Preformatted_20_Text"><text:span text:style-name="Source_20_Text"><text:span text:style-name="T17"><text:s text:c="4"/>type master;</text:span></text:span></text:p>
      <text:p text:style-name="Preformatted_20_Text"><text:span text:style-name="Source_20_Text"><text:span text:style-name="T17"><text:s text:c="4"/>file "/etc/bind/zones/db.10.128"; <text:s/># 10.128.0.0/16 subnet</text:span></text:span></text:p>
      <text:p text:style-name="Preformatted_20_Text"><text:span text:style-name="Source_20_Text"><text:span text:style-name="T17"><text:s text:c="4"/>allow-transfer { 10.128.20.12; }; <text:s/># ns2 private IP address - secondary</text:span></text:span></text:p>
      <text:p text:style-name="P11"><text:span text:style-name="Source_20_Text"><text:span text:style-name="T17">};</text:span></text:span></text:p>
      <text:p text:style-name="P11"><text:span text:style-name="Source_20_Text"><text:span text:style-name="T17"/></text:span></text:p>
      <text:p text:style-name="P14"><text:soft-page-break/><text:span text:style-name="Source_20_Text"><text:span text:style-name="T12"/></text:span></text:p>
      <text:p text:style-name="P15"><text:span text:style-name="Source_20_Text"><text:span text:style-name="T7">C</text:span></text:span><text:span text:style-name="Source_20_Text"><text:span text:style-name="T8">reating forward zone file</text:span></text:span></text:p>
      <text:p text:style-name="P15"><text:span text:style-name="Source_20_Text"><text:span text:style-name="T4"/></text:span></text:p>
      <text:p text:style-name="P14"><text:span text:style-name="Source_20_Text"><text:span text:style-name="T17">sudo cp /etc/bind/db.local /etc/bind/zones/db.nyc3.example.com</text:span></text:span></text:p>
      <text:p text:style-name="P14"><text:span text:style-name="Source_20_Text"><text:span text:style-name="T17"/></text:span></text:p>
      <text:p text:style-name="P14"><text:span text:style-name="Source_20_Text"><text:span text:style-name="T17"/></text:span></text:p>
      <text:p text:style-name="P9"/>
      <text:p text:style-name="P30"><text:span text:style-name="T19">E</text:span>diting forward zone file</text:p>
      <text:p text:style-name="P16"><text:span text:style-name="Source_20_Text"><text:span text:style-name="T17">$TTL <text:s text:c="3"/>604800</text:span></text:span></text:p>
      <text:p text:style-name="Preformatted_20_Text"><text:span text:style-name="Source_20_Text">@ <text:s text:c="6"/>IN <text:s text:c="5"/>SOA <text:s text:c="4"/>ns1.nyc3.example.com. admin.nyc3.example.com. (</text:span></text:p>
      <text:p text:style-name="Preformatted_20_Text"><text:span text:style-name="Source_20_Text"><text:s text:c="18"/>3 <text:s text:c="4"/>; Serial</text:span></text:p>
      <text:p text:style-name="Preformatted_20_Text"><text:span text:style-name="Source_20_Text"><text:s text:c="13"/>604800 <text:s text:c="4"/>; Refresh</text:span></text:p>
      <text:p text:style-name="Preformatted_20_Text"><text:span text:style-name="Source_20_Text"><text:s text:c="14"/>86400 <text:s text:c="4"/>; Retry</text:span></text:p>
      <text:p text:style-name="Preformatted_20_Text"><text:span text:style-name="Source_20_Text"><text:s text:c="12"/>2419200 <text:s text:c="4"/>; Expire</text:span></text:p>
      <text:p text:style-name="Preformatted_20_Text"><text:span text:style-name="Source_20_Text"><text:s text:c="13"/>604800 ) <text:s text:c="2"/>; Negative Cache TTL</text:span></text:p>
      <text:p text:style-name="Preformatted_20_Text"><text:span text:style-name="Source_20_Text">;</text:span></text:p>
      <text:p text:style-name="Preformatted_20_Text"><text:span text:style-name="Source_20_Text">; name servers - NS records</text:span></text:p>
      <text:p text:style-name="Preformatted_20_Text"><text:span text:style-name="Source_20_Text"><text:s text:c="5"/>IN <text:s text:c="5"/>NS <text:s text:c="5"/>ns1.nyc3.example.com.</text:span></text:p>
      <text:p text:style-name="Preformatted_20_Text"><text:span text:style-name="Source_20_Text"><text:s text:c="5"/>IN <text:s text:c="5"/>NS <text:s text:c="5"/>ns2.nyc3.example.com.</text:span></text:p>
      <text:p text:style-name="Preformatted_20_Text"/>
      <text:p text:style-name="Preformatted_20_Text"><text:span text:style-name="Source_20_Text">; name servers - A records</text:span></text:p>
      <text:p text:style-name="Preformatted_20_Text"><text:span text:style-name="Source_20_Text">ns1.nyc3.example.com. <text:s text:c="9"/>IN <text:s text:c="5"/>A <text:s text:c="6"/>10.128.10.11</text:span></text:p>
      <text:p text:style-name="Preformatted_20_Text"><text:span text:style-name="Source_20_Text">ns2.nyc3.example.com. <text:s text:c="9"/>IN <text:s text:c="5"/>A <text:s text:c="6"/>10.128.20.12</text:span></text:p>
      <text:p text:style-name="Preformatted_20_Text"/>
      <text:p text:style-name="Preformatted_20_Text"><text:span text:style-name="Source_20_Text">; 10.128.0.0/16 - A records</text:span></text:p>
      <text:p text:style-name="Preformatted_20_Text"><text:span text:style-name="Source_20_Text">host1.nyc3.example.com. <text:s text:c="7"/>IN <text:s text:c="5"/>A <text:s text:c="5"/>10.128.100.101</text:span></text:p>
      <text:p text:style-name="P11"><text:span text:style-name="Source_20_Text">host2.nyc3.example.com. <text:s text:c="7"/>IN <text:s text:c="5"/>A <text:s text:c="5"/>10.128.200.102</text:span></text:p>
      <text:p text:style-name="P11"><text:span text:style-name="Source_20_Text"/></text:p>
      <text:p text:style-name="P30"><text:span text:style-name="T19">C</text:span>reating reverse zone file</text:p>
      <text:p text:style-name="P17"><text:span text:style-name="Source_20_Text"><text:span text:style-name="T15">sudo cp /etc/bind/db.127 /etc/bind/zones/db.10.128</text:span></text:span></text:p>
      <text:p text:style-name="P17"><text:span text:style-name="Source_20_Text"><text:span text:style-name="T10"/></text:span></text:p>
      <text:p text:style-name="P17"><text:span text:style-name="Source_20_Text"><text:span text:style-name="T11"/></text:span></text:p>
      <text:p text:style-name="P17"><text:span text:style-name="Source_20_Text"><text:span text:style-name="T18">$TTL <text:s text:c="3"/>604800</text:span></text:span></text:p>
      <text:p text:style-name="Preformatted_20_Text"><text:span text:style-name="Source_20_Text">@ <text:s text:c="6"/>IN <text:s text:c="5"/>SOA <text:s text:c="4"/>nyc3.example.com. admin.nyc3.example.com. (</text:span></text:p>
      <text:p text:style-name="Preformatted_20_Text"><text:span text:style-name="Source_20_Text"><text:s text:c="30"/>3 <text:s text:c="8"/>; Serial</text:span></text:p>
      <text:p text:style-name="Preformatted_20_Text"><text:span text:style-name="Source_20_Text"><text:s text:c="25"/>604800 <text:s text:c="8"/>; Refresh</text:span></text:p>
      <text:p text:style-name="Preformatted_20_Text"><text:span text:style-name="Source_20_Text"><text:s text:c="26"/>86400 <text:s text:c="8"/>; Retry</text:span></text:p>
      <text:p text:style-name="Preformatted_20_Text"><text:span text:style-name="Source_20_Text"><text:s text:c="24"/>2419200 <text:s text:c="8"/>; Expire</text:span></text:p>
      <text:p text:style-name="Preformatted_20_Text"><text:span text:style-name="Source_20_Text"><text:s text:c="25"/>604800 ) <text:s text:c="6"/>; Negative Cache TTL</text:span></text:p>
      <text:p text:style-name="Preformatted_20_Text"><text:span text:style-name="Source_20_Text">; name servers</text:span></text:p>
      <text:p text:style-name="Preformatted_20_Text"><text:span text:style-name="Source_20_Text"><text:s text:c="6"/>IN <text:s text:c="5"/>NS <text:s text:c="5"/>ns1.nyc3.example.com.</text:span></text:p>
      <text:p text:style-name="Preformatted_20_Text"><text:span text:style-name="Source_20_Text"><text:s text:c="6"/>IN <text:s text:c="5"/>NS <text:s text:c="5"/>ns2.nyc3.example.com.</text:span></text:p>
      <text:p text:style-name="Preformatted_20_Text"/>
      <text:p text:style-name="Preformatted_20_Text"><text:span text:style-name="Source_20_Text">; PTR Records</text:span></text:p>
      <text:p text:style-name="Preformatted_20_Text"><text:span text:style-name="Source_20_Text">11.10 <text:s text:c="2"/>IN <text:s text:c="5"/>PTR <text:s text:c="4"/>ns1.nyc3.example.com. <text:s text:c="3"/>; 10.128.10.11</text:span></text:p>
      <text:p text:style-name="Preformatted_20_Text"><text:span text:style-name="Source_20_Text">12.20 <text:s text:c="2"/>IN <text:s text:c="5"/>PTR <text:s text:c="4"/>ns2.nyc3.example.com. <text:s text:c="3"/>; 10.128.20.12</text:span></text:p>
      <text:p text:style-name="Preformatted_20_Text"><text:span text:style-name="Source_20_Text">101.100 IN <text:s text:c="5"/>PTR <text:s text:c="4"/>host1.nyc3.example.com. <text:s/>; 10.128.100.101</text:span></text:p>
      <text:p text:style-name="P11"><text:span text:style-name="Source_20_Text">102.200 IN <text:s text:c="5"/>PTR <text:s text:c="4"/>host2.nyc3.example.com. <text:s/>; 10.128.200.102</text:span></text:p>
      <text:p text:style-name="P11"><text:span text:style-name="Source_20_Text"/></text:p>
      <text:h text:style-name="P39" text:outline-level="3"><text:bookmark text:name="checking-the-bind-configuration-syntax"/>Checking the BIND Configuration Syntax</text:h>
      <text:p text:style-name="P17"><text:span text:style-name="Source_20_Text"><text:span text:style-name="T18">sudo named-checkconf</text:span></text:span></text:p>
      <text:p text:style-name="P17"><text:span text:style-name="Source_20_Text"><text:span text:style-name="T18">named-checkzone nyc3.example.com db.nyc3.example.com</text:span></text:span></text:p>
      <text:p text:style-name="P17"><text:span text:style-name="Source_20_Text"><text:span text:style-name="T18">named-checkzone 128.10.in-addr.arpa /etc/bind/zones/db.10.128</text:span></text:span></text:p>
      <text:p text:style-name="P17"><text:span text:style-name="Source_20_Text"><text:span text:style-name="T18">sudo systemctl restart bind9</text:span></text:span></text:p>
      <text:p text:style-name="P24"/>
      <text:p text:style-name="P24"/>
      <text:p text:style-name="P24"/>
      <text:p text:style-name="P24"/>
      <text:p text:style-name="P26"/>
      <text:p text:style-name="P27"><text:soft-page-break/>INTRODUCTION TO DATABASE</text:p>
      <text:p text:style-name="P27"/>
      <text:h text:style-name="P48" text:outline-level="2">What is Data?</text:h>
      <text:p text:style-name="P35">In simple words data can be facts related to any object in consideration.</text:p>
      <text:p text:style-name="P35">For example your name, age, height, weight, etc are some data related to you. </text:p>
      <text:p text:style-name="Text_20_body">A picture , image , file , pdf etc can also be considered data. </text:p>
      <text:h text:style-name="P49" text:outline-level="2"><text:bookmark text:name="3"/>What is a Database?</text:h>
      <text:p text:style-name="Text_20_body">Database is a systematic collection of data. Databases support storage and manipulation of data. Databases make data management easy. <text:span text:style-name="T21">For example a</text:span>n online telephone directory would definitely use database to store data pertaining to people, phone numbers, other contact details, etc. </text:p>
      <text:h text:style-name="P48" text:outline-level="2">What is SQL?</text:h>
      <text:p text:style-name="Text_20_body">SQL is Structured Query Language, which is a computer language for storing, manipulating and retrieving data stored in a relational database.</text:p>
      <text:h text:style-name="P48" text:outline-level="2">What is a field?</text:h>
      <text:p text:style-name="Text_20_body">A field is a column in a table that is designed to maintain specific information about every record in the table.</text:p>
      <text:h text:style-name="P49" text:outline-level="2">What is a Record or a Row?</text:h>
      <text:p text:style-name="Text_20_body">A record is also called as a row of data is each individual entry that exists in a table. </text:p>
      <text:h text:style-name="P49" text:outline-level="2">What is a column?</text:h>
      <text:p text:style-name="Text_20_body">A column is a vertical entity in a table that contains all information associated with a specific field in a tabl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6:54:18.968015710</meta:creation-date>
    <dc:date>2018-08-17T14:31:48.125226638</dc:date>
    <meta:editing-duration>PT3H2M7S</meta:editing-duration>
    <meta:editing-cycles>9</meta:editing-cycles>
    <meta:generator>LibreOffice/6.0.3.2$Linux_X86_64 LibreOffice_project/00m0$Build-2</meta:generator>
    <meta:document-statistic meta:table-count="0" meta:image-count="0" meta:object-count="0" meta:page-count="9" meta:paragraph-count="167" meta:word-count="2055" meta:character-count="12888" meta:non-whitespace-character-count="10159"/>
  </office:meta>
</office:document-meta>
</file>